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fb4" officeooo:paragraph-rsid="000c4fb4"/>
    </style:style>
    <style:style style:name="P2" style:family="paragraph" style:parent-style-name="Standard" style:list-style-name="L1">
      <style:text-properties officeooo:rsid="000c4fb4" officeooo:paragraph-rsid="000c4fb4"/>
    </style:style>
    <style:style style:name="P3" style:family="paragraph" style:parent-style-name="Standard" style:list-style-name="L1">
      <style:text-properties officeooo:rsid="000c4fb4" officeooo:paragraph-rsid="000c7343"/>
    </style:style>
    <style:style style:name="P4" style:family="paragraph" style:parent-style-name="Standard" style:list-style-name="L1">
      <style:text-properties officeooo:rsid="000c4fb4" officeooo:paragraph-rsid="000de8e2"/>
    </style:style>
    <style:style style:name="P5" style:family="paragraph" style:parent-style-name="Standard" style:list-style-name="L1">
      <style:text-properties officeooo:rsid="000c7343" officeooo:paragraph-rsid="000c7343"/>
    </style:style>
    <style:style style:name="T1" style:family="text">
      <style:text-properties officeooo:rsid="000c7343"/>
    </style:style>
    <style:style style:name="T2" style:family="text">
      <style:text-properties officeooo:rsid="000c8840"/>
    </style:style>
    <style:style style:name="T3" style:family="text">
      <style:text-properties officeooo:rsid="000de8e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S <text:span text:style-name="T3">2</text:span>:</text:p>
      <text:p text:style-name="P1"/>
      <text:list xml:id="list2119432340" text:style-name="L1">
        <text:list-item>
          <text:p text:style-name="P2">List the user commands and redirect the output to /tmp/commands.list</text:p>
        </text:list-item>
        <text:list-item>
          <text:p text:style-name="P2">Count the number of user commands</text:p>
        </text:list-item>
        <text:list-item>
          <text:p text:style-name="P2">Get all the users names whose first character in their login is ‘g’.</text:p>
        </text:list-item>
        <text:list-item>
          <text:p text:style-name="P2">Get the logins name and full names (comment) of logins starts with “g”.</text:p>
        </text:list-item>
        <text:list-item>
          <text:p text:style-name="P2">Save the output of the last command sorted by their full names in a file.</text:p>
        </text:list-item>
        <text:list-item>
          <text:p text:style-name="P2">Write two commands: first: to search for all files on the system that named</text:p>
          <text:p text:style-name="P2">.bash_profile. Second: sorts the output of ls command on / recursively, Saving</text:p>
          <text:p text:style-name="P2">their output and error in 2 different files and sending them to the background.</text:p>
        </text:list-item>
        <text:list-item>
          <text:p text:style-name="P2">Display the number of users who is logged now to the system.</text:p>
        </text:list-item>
        <text:list-item>
          <text:p text:style-name="P2">Display lines 7 to line 10 of /etc/passwd file</text:p>
        </text:list-item>
        <text:list-item>
          <text:p text:style-name="P4">What happens if you execute:</text:p>
          <text:p text:style-name="P4"><text:s text:c="4"/>cat filename1 | cat filename2</text:p>
          <text:p text:style-name="P2"> ls | rm</text:p>
          <text:p text:style-name="P2"> ls /etc/passwd | wc –l</text:p>
        </text:list-item>
        <text:list-item>
          <text:p text:style-name="P2">Issue the command sleep 100.</text:p>
        </text:list-item>
        <text:list-item>
          <text:p text:style-name="P2">Stop the last command.</text:p>
        </text:list-item>
        <text:list-item>
          <text:p text:style-name="P2">Resume the last command in the background</text:p>
        </text:list-item>
        <text:list-item>
          <text:p text:style-name="P2">Issue the jobs command and see its output.</text:p>
        </text:list-item>
        <text:list-item>
          <text:p text:style-name="P2">Send the sleep command to the foreground and send it again to the background.</text:p>
        </text:list-item>
        <text:list-item>
          <text:p text:style-name="P2">Kill the sleep command.</text:p>
        </text:list-item>
        <text:list-item>
          <text:p text:style-name="P2">Display your processes only</text:p>
        </text:list-item>
        <text:list-item>
          <text:p text:style-name="P2">Display all processes except yours</text:p>
        </text:list-item>
        <text:list-item>
          <text:p text:style-name="P2">Use the pgrep command to list your processes only</text:p>
        </text:list-item>
        <text:list-item>
          <text:p text:style-name="P2">Kill your processes only.</text:p>
        </text:list-item>
        <text:list-item>
          <text:p text:style-name="P2">Compress a file by compress, gzip, zip commands and decompress it again. State the</text:p>
        </text:list-item>
        <text:list-item>
          <text:p text:style-name="P2">differences between compress and gzip commands.</text:p>
        </text:list-item>
        <text:list-item>
          <text:p text:style-name="P2">What is the command used to view the content of a compressed file.</text:p>
        </text:list-item>
        <text:list-item>
          <text:p text:style-name="P2">Backup /etc directory using tar utility.</text:p>
        </text:list-item>
        <text:list-item>
          <text:p text:style-name="P2">Starting from your home directory, find all files that were modified in the last two day.</text:p>
        </text:list-item>
        <text:list-item>
          <text:p text:style-name="P2">Starting from /etc, find files owned by root user.</text:p>
        </text:list-item>
        <text:list-item>
          <text:p text:style-name="P2">Find all directories in your home directory.</text:p>
        </text:list-item>
        <text:list-item>
          <text:p text:style-name="P2">Write a command to search for all files on the system that, its name is “.profile”.</text:p>
        </text:list-item>
        <text:list-item>
          <text:p text:style-name="P2">Identify the file types of the following: /etc/passwd, /dev/pts/0, /etc, /dev/sda</text:p>
        </text:list-item>
        <text:list-item>
          <text:p text:style-name="P2">List the inode numbers of /, /etc, /etc/hosts.</text:p>
        </text:list-item>
        <text:list-item>
          <text:p text:style-name="P2">Copy /etc/passwd to your home directory, use the commands diff and cmp, and Edit in the</text:p>
          <text:p text:style-name="P2">file you copied, and then use these commands again, and check the output.</text:p>
        </text:list-item>
        <text:list-item>
          <text:p text:style-name="P2">Create a symbolic link of /etc/passwd in /boot.</text:p>
        </text:list-item>
        <text:list-item>
          <text:p text:style-name="P2">Create a hard link of /etc/passwd in /boot. Could you? Why?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6:37:47.057543280</meta:creation-date>
    <dc:date>2024-06-26T06:14:04.155156147</dc:date>
    <meta:editing-duration>PT1H4M4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39" meta:word-count="390" meta:character-count="2101" meta:non-whitespace-character-count="1778"/>
  </office:meta>
</office:document-meta>
</file>